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6" table:number-columns-repeated="1009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8:52:10.475897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7T22:03:53.396323599</dc:date>
    <meta:editing-duration>P2DT18H43M31S</meta:editing-duration>
    <meta:editing-cycles>22</meta:editing-cycles>
    <meta:document-statistic meta:table-count="2" meta:cell-count="197" meta:object-count="0"/>
  </office:meta>
</office:document-meta>
</file>